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350" officeooo:paragraph-rsid="001c93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@ggreg@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4:41:20.697701763</meta:creation-date>
    <dc:date>2024-08-28T14:42:00.367671516</dc:date>
    <meta:editing-duration>PT40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7.3.7.2$Linux_X86_64 LibreOffice_project/30$Build-2</meta:generator>
  </office:meta>
</office:document-meta>
</file>